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245cm" fo:margin-left="-0.132cm" fo:margin-right="-0.113cm" table:align="margins" style:writing-mode="lr-tb"/>
    </style:style>
    <style:style style:name="Tableau1.A" style:family="table-column">
      <style:table-column-properties style:column-width="0.633cm" style:rel-column-width="2554*"/>
    </style:style>
    <style:style style:name="Tableau1.B" style:family="table-column">
      <style:table-column-properties style:column-width="3.866cm" style:rel-column-width="15597*"/>
    </style:style>
    <style:style style:name="Tableau1.C" style:family="table-column">
      <style:table-column-properties style:column-width="6.588cm" style:rel-column-width="26576*"/>
    </style:style>
    <style:style style:name="Tableau1.D" style:family="table-column">
      <style:table-column-properties style:column-width="5.158cm" style:rel-column-width="20808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.B1.1" style:family="table-column">
      <style:table-column-properties style:column-width="3.865cm" style:rel-column-width="15592*"/>
    </style:style>
    <style:style style:name="Tableau1.B1.2" style:family="table-column">
      <style:table-column-properties style:column-width="6.588cm" style:rel-column-width="26580*"/>
    </style:style>
    <style:style style:name="Tableau1.B1.3" style:family="table-column">
      <style:table-column-properties style:column-width="5.158cm" style:rel-column-width="20809*"/>
    </style:style>
    <style:style style:name="Tableau1.B1.1.1" style:family="table-cell">
      <style:table-cell-properties style:vertical-align="top" style:border-line-width-right="0.012cm 0.012cm 0.012cm" fo:padding-left="0.123cm" fo:padding-right="0.123cm" fo:padding-top="0cm" fo:padding-bottom="0cm" fo:border-left="1pt solid #000000" fo:border-right="1.05pt double #000000" fo:border-top="1pt solid #000000" fo:border-bottom="0.5pt solid #000000" style:writing-mode="lr-tb"/>
    </style:style>
    <style:style style:name="Tableau1.B1.1.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1.B1.2.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.3.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pt" style:font-size-asian="1pt"/>
    </style:style>
    <style:style style:name="P4" style:family="paragraph" style:parent-style-name="Standard">
      <style:paragraph-properties fo:padding="0.035cm" fo:border="0.51pt solid #000000" style:shadow="#000000 0.062cm 0.062cm"/>
    </style:style>
    <style:style style:name="P5" style:family="paragraph" style:parent-style-name="Standard">
      <style:paragraph-properties fo:text-align="justify" style:justify-single-word="false" fo:padding="0.035cm" fo:border="0.51pt solid #000000" style:shadow="#000000 0.062cm 0.062cm"/>
    </style:style>
    <style:style style:name="P6" style:family="paragraph" style:parent-style-name="Standard">
      <style:paragraph-properties fo:text-align="center" style:justify-single-word="false" fo:padding="0.035cm" fo:border="0.51pt solid #000000" style:shadow="#000000 0.062cm 0.062cm"/>
      <style:text-properties fo:font-size="16pt" fo:font-style="italic" fo:font-weight="bold" style:font-size-asian="16pt" style:font-style-asian="italic" style:font-weight-asian="bold" style:font-style-complex="italic"/>
    </style:style>
    <style:style style:name="P7" style:family="paragraph" style:parent-style-name="Standard">
      <style:paragraph-properties fo:text-align="justify" style:justify-single-word="false" fo:padding="0.035cm" fo:border="0.51pt solid #000000" style:shadow="#000000 0.062cm 0.062cm"/>
      <style:text-properties fo:font-size="15pt" style:font-size-asian="15pt" style:font-size-complex="15pt"/>
    </style:style>
    <style:style style:name="P8" style:family="paragraph" style:parent-style-name="Standard">
      <style:paragraph-properties fo:padding="0.035cm" fo:border="0.51pt solid #000000" style:shadow="#000000 0.062cm 0.062cm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035cm" fo:margin-bottom="0.035cm" loext:contextual-spacing="false" style:snap-to-layout-grid="false"/>
      <style:text-properties fo:font-weight="bold" style:font-weight-asian="bold"/>
    </style:style>
    <style:style style:name="P10" style:family="paragraph" style:parent-style-name="Standard">
      <style:paragraph-properties fo:margin-top="0.035cm" fo:margin-bottom="0.035cm" loext:contextual-spacing="false" style:snap-to-layout-grid="false"/>
      <style:text-properties fo:font-size="14pt" style:font-size-asian="14pt"/>
    </style:style>
    <style:style style:name="P11" style:family="paragraph" style:parent-style-name="Standard">
      <style:paragraph-properties fo:margin-top="0.199cm" fo:margin-bottom="0cm" loext:contextual-spacing="false" fo:text-align="center" style:justify-single-word="false"/>
      <style:text-properties fo:color="#000000" fo:background-color="transparen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paragraph-properties fo:margin-top="0.035cm" fo:margin-bottom="0.035cm" loext:contextual-spacing="false" style:snap-to-layout-grid="false"/>
      <style:text-properties fo:font-size="14pt" officeooo:rsid="001ca618" officeooo:paragraph-rsid="001ca618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style:text-position="super 58%" fo:font-size="16pt" style:font-size-asian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638bd"/>
    </style:style>
    <style:style style:name="T5" style:family="text">
      <style:text-properties officeooo:rsid="00181e03"/>
    </style:style>
    <style:style style:name="T6" style:family="text">
      <style:text-properties officeooo:rsid="0019ca94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middle" style:vertical-rel="baseline" style:horizontal-pos="from-left" style:horizontal-rel="paragraph" fo:background-color="transparent" draw:fill="none" draw:fill-color="#ffffff" fo:padding="0.035cm" fo:border="0.99pt solid #000000" style:shadow="#666666 0.139cm 0.139cm" draw:shadow-opacity="10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Cadre1" text:anchor-type="as-char" svg:width="8.694cm" draw:z-index="0"><draw:text-box fo:min-height="1.288cm"><text:p text:style-name="P11"><text:span text:style-name="T1">PROJET 1</text:span><text:span text:style-name="T2">ème</text:span><text:span text:style-name="T1"> ANNÉE INFO S2</text:span></text:p></draw:text-box></draw:frame></text:p>
      <text:h text:style-name="Heading_20_1" text:outline-level="1">intitulé :</text:h>
      <text:p text:style-name="P4"/>
      <text:p text:style-name="P6"><text:span text:style-name="T6">Uml2Java = </text:span>Logiciel de diagramme UML/Java</text:p>
      <text:p text:style-name="P4"/>
      <text:h text:style-name="Heading_20_1" text:outline-level="1">sujet :</text:h>
      <text:p text:style-name="P5"><text:tab/><text:span text:style-name="T3"> </text:span></text:p>
      <text:p text:style-name="P7">Le but de ce projet est de développer un <text:s/>logiciel pédagogique permettant la réalisation de diagramme UML et de le traduire en Java. Ce programme vise les débutant<text:span text:style-name="T4">s</text:span> souhaitant apprendre les base de la COO/POO tel que les étudiants ou particulier intéressé dans ce domaine.</text:p>
      <text:p text:style-name="P7"/>
      <text:p text:style-name="P7">Le programme devra être capable de : </text:p>
      <text:p text:style-name="P7"/>
      <text:p text:style-name="P7">1) Dessiner un diagramme <text:span text:style-name="T5">(de classes simplifié) </text:span>UML</text:p>
      <text:p text:style-name="P7"/>
      <text:p text:style-name="P7">Cette partie consiste à donner à l'utilisateur les outils nécessaire à la réalisation d'un diagramme UML. Elle sera entièrement graphique.</text:p>
      <text:p text:style-name="P7"/>
      <text:p text:style-name="P7">2)Traduire le diagramme UML en JAVA</text:p>
      <text:p text:style-name="P7"/>
      <text:p text:style-name="P7">Cette partie sera la partie du programme en arrière plan et devra permettre à l'utilisateur d'accéder au code Java en permanence.</text:p>
      <text:h text:style-name="Heading_20_1" text:outline-level="1">matériels et logiciels :</text:h>
      <text:p text:style-name="P5">Matériel : PC du département</text:p>
      <text:p text:style-name="P5">logiciels : Langage JAVA+eclipse + Trac/SVN </text:p>
      <text:p text:style-name="P5"/>
      <text:p text:style-name="P5"/>
      <text:h text:style-name="Heading_20_1" text:outline-level="1">Nom équipe (groupe TP + numéro de 1 à 3) :</text:h>
      <text:p text:style-name="P8">I2-2</text:p>
      <text:h text:style-name="Heading_20_1" text:outline-level="1">Constitution de l'équipe :</text:h>
      <text:p text:style-name="Text_20_body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/>
          </table:table-cell>
          <table:table-cell table:number-columns-spanned="3">
            <table:table table:is-sub-table="true">
              <table:table-column table:style-name="Tableau1.B1.1"/>
              <table:table-column table:style-name="Tableau1.B1.2"/>
              <table:table-column table:style-name="Tableau1.B1.3"/>
              <table:table-row table:style-name="Tableau1.1">
                <table:table-cell table:style-name="Tableau1.B1.1.1" table:number-columns-spanned="3" office:value-type="string">
                  <text:p text:style-name="P1">Composition de l'équipe</text:p>
                </table:table-cell>
                <table:covered-table-cell/>
                <table:covered-table-cell/>
              </table:table-row>
              <table:table-row table:style-name="Tableau1.1">
                <table:table-cell table:style-name="Tableau1.B1.1.2" office:value-type="string">
                  <text:p text:style-name="P2">Nom</text:p>
                </table:table-cell>
                <table:table-cell table:style-name="Tableau1.B1.2.2" office:value-type="string">
                  <text:p text:style-name="P2">Prénom</text:p>
                </table:table-cell>
                <table:table-cell table:style-name="Tableau1.B1.3.2" office:value-type="string">
                  <text:p text:style-name="P2">Rôle primaire</text:p>
                </table:table-cell>
              </table:table-row>
            </table:table>
          </table:table-cell>
          <table:covered-table-cell/>
          <table:covered-table-cell/>
        </table:table-row>
        <table:table-row table:style-name="Tableau1.2">
          <table:table-cell table:style-name="Tableau1.B1.2.2" office:value-type="string">
            <text:p text:style-name="P9">1</text:p>
          </table:table-cell>
          <table:table-cell table:style-name="Tableau1.B1.1.2" office:value-type="string">
            <text:p text:style-name="P13">Daigremont</text:p>
          </table:table-cell>
          <table:table-cell table:style-name="Tableau1.B1.2.2" office:value-type="string">
            <text:p text:style-name="P13">Ambre</text:p>
          </table:table-cell>
          <table:table-cell table:style-name="Tableau1.B1.3.2" office:value-type="string">
            <text:p text:style-name="P13">Chef de projet</text:p>
          </table:table-cell>
        </table:table-row>
        <table:table-row table:style-name="Tableau1.2">
          <table:table-cell table:style-name="Tableau1.B1.2.2" office:value-type="string">
            <text:p text:style-name="P9">2</text:p>
          </table:table-cell>
          <table:table-cell table:style-name="Tableau1.B1.1.2" office:value-type="string">
            <text:p text:style-name="P13">Coiffard</text:p>
          </table:table-cell>
          <table:table-cell table:style-name="Tableau1.B1.2.2" office:value-type="string">
            <text:p text:style-name="P13">Alan</text:p>
          </table:table-cell>
          <table:table-cell table:style-name="Tableau1.B1.3.2" office:value-type="string">
            <text:p text:style-name="P10"/>
          </table:table-cell>
        </table:table-row>
        <table:table-row table:style-name="Tableau1.2">
          <table:table-cell table:style-name="Tableau1.B1.2.2" office:value-type="string">
            <text:p text:style-name="P9">3</text:p>
          </table:table-cell>
          <table:table-cell table:style-name="Tableau1.B1.1.2" office:value-type="string">
            <text:p text:style-name="P13">Collin</text:p>
          </table:table-cell>
          <table:table-cell table:style-name="Tableau1.B1.2.2" office:value-type="string">
            <text:p text:style-name="P13">Antoine</text:p>
          </table:table-cell>
          <table:table-cell table:style-name="Tableau1.B1.3.2" office:value-type="string">
            <text:p text:style-name="P10"/>
          </table:table-cell>
        </table:table-row>
        <table:table-row table:style-name="Tableau1.2">
          <table:table-cell table:style-name="Tableau1.B1.2.2" office:value-type="string">
            <text:p text:style-name="P9">4</text:p>
          </table:table-cell>
          <table:table-cell table:style-name="Tableau1.B1.1.2" office:value-type="string">
            <text:p text:style-name="P13">Lebouc</text:p>
          </table:table-cell>
          <table:table-cell table:style-name="Tableau1.B1.2.2" office:value-type="string">
            <text:p text:style-name="P13">Julian</text:p>
          </table:table-cell>
          <table:table-cell table:style-name="Tableau1.B1.3.2" office:value-type="string">
            <text:p text:style-name="P10"/>
          </table:table-cell>
        </table:table-row>
        <table:table-row table:style-name="Tableau1.2">
          <table:table-cell table:style-name="Tableau1.B1.2.2" office:value-type="string">
            <text:p text:style-name="P9">5</text:p>
          </table:table-cell>
          <table:table-cell table:style-name="Tableau1.B1.1.2" office:value-type="string">
            <text:p text:style-name="P10"><text:s/></text:p>
          </table:table-cell>
          <table:table-cell table:style-name="Tableau1.B1.2.2" office:value-type="string">
            <text:p text:style-name="P10"/>
          </table:table-cell>
          <table:table-cell table:style-name="Tableau1.B1.3.2" office:value-type="string">
            <text:p text:style-name="P10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752cm" fo:margin-bottom="2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PROJET</dc:title>
    <meta:initial-creator>P. NERZIC</meta:initial-creator>
    <meta:creation-date>2007-09-21T16:25:00</meta:creation-date>
    <dc:date>2019-04-12T12:52:21.791000000</dc:date>
    <meta:print-date>2003-09-29T18:26:00</meta:print-date>
    <meta:editing-cycles>15</meta:editing-cycles>
    <meta:editing-duration>P1DT2H25M30S</meta:editing-duration>
    <meta:document-statistic meta:table-count="1" meta:image-count="0" meta:object-count="0" meta:page-count="1" meta:paragraph-count="38" meta:word-count="176" meta:character-count="1033" meta:non-whitespace-character-count="884"/>
    <meta:user-defined meta:name="Info 1"/>
    <meta:user-defined meta:name="Info 2"/>
    <meta:user-defined meta:name="Info 3"/>
    <meta:user-defined meta:name="Info 4"/>
  </office:meta>
</office:document-meta>
</file>